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01377a3" officeooo:paragraph-rsid="001377a3"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1e3dd0" officeooo:paragraph-rsid="001e3dd0" style:font-weight-asian="normal" style:font-weight-complex="normal"/>
    </style:style>
    <style:style style:name="P3" style:family="paragraph" style:parent-style-name="Standard">
      <style:text-properties style:text-underline-style="solid" style:text-underline-width="auto" style:text-underline-color="font-color" fo:font-weight="normal" officeooo:rsid="002258cc" officeooo:paragraph-rsid="002258cc"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284b4d" officeooo:paragraph-rsid="00284b4d" style:font-weight-asian="normal" style:font-weight-complex="normal"/>
    </style:style>
    <style:style style:name="P5" style:family="paragraph" style:parent-style-name="Standard">
      <style:text-properties style:text-underline-style="none" fo:font-weight="bold" officeooo:rsid="002e9838" officeooo:paragraph-rsid="002e9838" style:font-weight-asian="bold" style:font-weight-complex="bold"/>
    </style:style>
    <style:style style:name="P6" style:family="paragraph" style:parent-style-name="Standard">
      <style:text-properties style:text-underline-style="none" fo:font-weight="normal" officeooo:rsid="001409f7" officeooo:paragraph-rsid="001409f7" style:font-weight-asian="normal" style:font-weight-complex="normal"/>
    </style:style>
    <style:style style:name="P7" style:family="paragraph" style:parent-style-name="Standard">
      <style:text-properties style:text-underline-style="none" fo:font-weight="normal" officeooo:rsid="0019f850" officeooo:paragraph-rsid="0019f850" style:font-weight-asian="normal" style:font-weight-complex="normal"/>
    </style:style>
    <style:style style:name="P8" style:family="paragraph" style:parent-style-name="Standard">
      <style:text-properties style:text-underline-style="none" fo:font-weight="normal" officeooo:rsid="001e3dd0" officeooo:paragraph-rsid="001e3dd0" style:font-weight-asian="normal" style:font-weight-complex="normal"/>
    </style:style>
    <style:style style:name="P9" style:family="paragraph" style:parent-style-name="Standard">
      <style:text-properties style:text-underline-style="none" fo:font-weight="normal" officeooo:rsid="001f2d22" officeooo:paragraph-rsid="001f2d22" style:font-weight-asian="normal" style:font-weight-complex="normal"/>
    </style:style>
    <style:style style:name="P10" style:family="paragraph" style:parent-style-name="Standard" style:list-style-name="L1">
      <style:text-properties style:text-underline-style="none" fo:font-weight="normal" officeooo:rsid="001fc298" officeooo:paragraph-rsid="001fc298" style:font-weight-asian="normal" style:font-weight-complex="normal"/>
    </style:style>
    <style:style style:name="P11" style:family="paragraph" style:parent-style-name="Standard">
      <style:text-properties style:text-underline-style="none" fo:font-weight="normal" officeooo:rsid="001fc298" officeooo:paragraph-rsid="001fc298" style:font-weight-asian="normal" style:font-weight-complex="normal"/>
    </style:style>
    <style:style style:name="P12" style:family="paragraph" style:parent-style-name="Standard">
      <style:text-properties style:text-underline-style="none" fo:font-weight="normal" officeooo:rsid="0023cbc5" officeooo:paragraph-rsid="0023cbc5" style:font-weight-asian="normal" style:font-weight-complex="normal"/>
    </style:style>
    <style:style style:name="P13" style:family="paragraph" style:parent-style-name="Standard">
      <style:text-properties style:text-underline-style="none" fo:font-weight="normal" officeooo:rsid="00284b4d" officeooo:paragraph-rsid="00284b4d" style:font-weight-asian="normal" style:font-weight-complex="normal"/>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1467f8" fo:background-color="#ffff00" loext:char-shading-value="0"/>
    </style:style>
    <style:style style:name="T4" style:family="text">
      <style:text-properties officeooo:rsid="0014c647" fo:background-color="#ffff00" loext:char-shading-value="0"/>
    </style:style>
    <style:style style:name="T5" style:family="text">
      <style:text-properties officeooo:rsid="0028cf6c" fo:background-color="#ffff00" loext:char-shading-value="0"/>
    </style:style>
    <style:style style:name="T6" style:family="text">
      <style:text-properties officeooo:rsid="0028cf6c" fo:background-color="#ffff00" loext:char-shading-value="0"/>
    </style:style>
    <style:style style:name="T7" style:family="text">
      <style:text-properties officeooo:rsid="001467f8"/>
    </style:style>
    <style:style style:name="T8" style:family="text">
      <style:text-properties officeooo:rsid="0028cf6c"/>
    </style:style>
    <style:style style:name="T9" style:family="text">
      <style:text-properties fo:font-weight="bold" officeooo:rsid="0028cf6c" style:font-weight-asian="bold" style:font-weight-complex="bold"/>
    </style:style>
    <style:style style:name="T10"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 Key management service and encryption for AWS CodeCommit respositories</text:p>
      <text:p text:style-name="P1"/>
      <text:p text:style-name="P6">Data in <text:span text:style-name="T2">CodeCommit repositories </text:span><text:span text:style-name="T3">are</text:span><text:span text:style-name="T2"> encrypted in transit and at rest</text:span>. When <text:span text:style-name="T2">data is pushed into a codecommit repository, codecommit encrypts the receive</text:span><text:span text:style-name="T3">d</text:span><text:span text:style-name="T2"> data</text:span> as it is <text:span text:style-name="T7">s</text:span>tored in the repo. When <text:span text:style-name="T2">data is pulled from a codecommit repo, codecommit decrypts the data</text:span> and then sends it to the caller. This assumes the <text:span text:style-name="T2">IAM user associated with the push or pull request has been </text:span><text:span text:style-name="T4">a</text:span><text:span text:style-name="T2">uthenticated</text:span> by AWS. <text:span text:style-name="T2">Data sent or received is transmitted using the HTTPS or SSH encrypted network protocols</text:span>.</text:p>
      <text:p text:style-name="P6"/>
      <text:p text:style-name="P7">The first time of creating a codecommit repository in a new aws region, <text:span text:style-name="T2">codecommit creates an aws managed key(the aws/codecommit key) in that same AWS region in AWS key management service(aws kms).</text:span> This key is used only by codecommit(the aws/codecommit key). It is stored in your amazon web services account.</text:p>
      <text:p text:style-name="P7"/>
      <text:p text:style-name="P7">Code commit uses this aws <text:span text:style-name="T2">managed key to encrypt and decrypt data</text:span> in this and all other codecommit respositoris within that region.</text:p>
      <text:p text:style-name="P7"/>
      <text:p text:style-name="P7"/>
      <text:p text:style-name="P2">Important</text:p>
      <text:p text:style-name="P2"/>
      <text:p text:style-name="P8">CodeCommit performs the follwing AWS <text:span text:style-name="T2">KMS actions against the default aws/codecommit key.</text:span> An <text:span text:style-name="T2">IAM user does not need explicit permissions</text:span> for these actions , but the <text:span text:style-name="T2">user must not have any attached policies that deny these actions for the aws/codecommit key.</text:span></text:p>
      <text:p text:style-name="P8"/>
      <text:p text:style-name="P9">Specifically, when you create your first repo, your <text:span text:style-name="T2">IAM user must not have any of the following permissions set to deny:</text:span></text:p>
      <text:list text:style-name="L1">
        <text:list-item>
          <text:p text:style-name="P10">kms:Encrypt</text:p>
        </text:list-item>
        <text:list-item>
          <text:p text:style-name="P10">kms:Decrypt</text:p>
        </text:list-item>
        <text:list-item>
          <text:p text:style-name="P10">kms:ReEncrypt</text:p>
        </text:list-item>
        <text:list-item>
          <text:p text:style-name="P10">kms:GenerateDataKey</text:p>
        </text:list-item>
        <text:list-item>
          <text:p text:style-name="P10">kms:GenerateDataKeyWithoutPlaintext</text:p>
        </text:list-item>
        <text:list-item>
          <text:p text:style-name="P10">kms:DescribeKey</text:p>
        </text:list-item>
      </text:list>
      <text:p text:style-name="P11"/>
      <text:p text:style-name="P3">How encryption algorithms are used to encrypt reposityory data</text:p>
      <text:p text:style-name="P3"/>
      <text:p text:style-name="P12">CodeCommit uses <text:span text:style-name="T2">two different approaches for encrypting data</text:span>. Individual <text:span text:style-name="T2">Git objects under 6MB are encrypted using AES-GCM-256</text:span>, which provides data integrity validation. <text:span text:style-name="T2">Objects between 6MB and the maximum 2GB for a single blob are encrypted using AES-CBC-256</text:span>. CodeCommit always validates the encryption context.</text:p>
      <text:p text:style-name="P12"/>
      <text:p text:style-name="P12"/>
      <text:p text:style-name="P4">Encryption context</text:p>
      <text:p text:style-name="P13"/>
      <text:p text:style-name="P13">Each service integrated with AWS KMS specified an <text:span text:style-name="T2">encryption context for both the encryption and decryption operations. </text:span>The <text:span text:style-name="T2">encryption is additional authenticated information AWS KMS uses to check for data integrity. </text:span><text:span text:style-name="T8">When </text:span><text:span text:style-name="T6">specified for the encryption operation, it must also be specified in the decryption operation</text:span><text:span text:style-name="T8">. Otherwise, decryption fails. CodeCommit uses the </text:span><text:span text:style-name="T6">codecommit repo ID for the encryption context. </text:span><text:span text:style-name="T8">You can use the </text:span><text:span text:style-name="T9">get-repository </text:span><text:span text:style-name="T8">command or the codecommit console to find the repo ID. Search for the codecomit repo ID in the aws cloudtrail logs to underatnd which encryption operations were taken on which key in aws kms to encrypt or decrypt data in the codecommit repo.</text:span></text:p>
      <text:p text:style-name="P13"/>
      <text:p text:style-name="P5">Reference: <text:span text:style-name="T10">https://aws.amazon.com/rds/features/multi-az/</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3:25:41.689225645</meta:creation-date>
    <dc:date>2023-07-03T13:46:19.521364051</dc:date>
    <meta:editing-duration>PT20M27S</meta:editing-duration>
    <meta:editing-cycles>24</meta:editing-cycles>
    <meta:generator>LibreOffice/7.4.5.1$Linux_X86_64 LibreOffice_project/40$Build-1</meta:generator>
    <meta:document-statistic meta:table-count="0" meta:image-count="0" meta:object-count="0" meta:page-count="1" meta:paragraph-count="18" meta:word-count="401" meta:character-count="2620" meta:non-whitespace-character-count="2243"/>
  </office:meta>
</office:document-meta>
</file>